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093f6c" officeooo:paragraph-rsid="00093f6c"/>
    </style:style>
    <style:style style:name="P2" style:family="paragraph" style:parent-style-name="Preformatted_20_Text">
      <style:text-properties style:font-name="Liberation Sans" officeooo:rsid="0009dfe3" officeooo:paragraph-rsid="0009dfe3"/>
    </style:style>
    <style:style style:name="P3" style:family="paragraph" style:parent-style-name="Preformatted_20_Text">
      <style:text-properties style:font-name="Liberation Sans" officeooo:rsid="0009dfe3" officeooo:paragraph-rsid="000af678"/>
    </style:style>
    <style:style style:name="P4" style:family="paragraph" style:parent-style-name="Preformatted_20_Text">
      <style:text-properties style:font-name="Liberation Sans" officeooo:rsid="000af678" officeooo:paragraph-rsid="000af678"/>
    </style:style>
    <style:style style:name="P5" style:family="paragraph" style:parent-style-name="Preformatted_20_Text">
      <style:text-properties style:font-name="Liberation Sans" officeooo:rsid="000c42f6" officeooo:paragraph-rsid="000c42f6"/>
    </style:style>
    <style:style style:name="P6" style:family="paragraph" style:parent-style-name="Preformatted_20_Text">
      <style:text-properties style:font-name="Liberation Sans" officeooo:rsid="000d412d" officeooo:paragraph-rsid="000d412d"/>
    </style:style>
    <style:style style:name="P7" style:family="paragraph" style:parent-style-name="Preformatted_20_Text">
      <style:text-properties style:font-name="Liberation Sans" officeooo:rsid="00093f6c" officeooo:paragraph-rsid="00093f6c"/>
    </style:style>
    <style:style style:name="P8" style:family="paragraph" style:parent-style-name="Preformatted_20_Text">
      <style:text-properties style:font-name="Liberation Sans" officeooo:rsid="0009dfe3" officeooo:paragraph-rsid="0009dfe3"/>
    </style:style>
    <style:style style:name="P9" style:family="paragraph" style:parent-style-name="Preformatted_20_Text">
      <style:text-properties style:font-name="Liberation Sans" officeooo:rsid="000f1b7f" officeooo:paragraph-rsid="000f1b7f"/>
    </style:style>
    <style:style style:name="T1" style:family="text">
      <style:text-properties officeooo:rsid="0009dfe3"/>
    </style:style>
    <style:style style:name="T2" style:family="text">
      <style:text-properties officeooo:rsid="000af678"/>
    </style:style>
    <style:style style:name="T3" style:family="text">
      <style:text-properties officeooo:rsid="000dfcd4"/>
    </style:style>
    <style:style style:name="T4" style:family="text">
      <style:text-properties officeooo:rsid="000f1b7f"/>
    </style:style>
    <style:style style:name="T5" style:family="text">
      <style:text-properties officeooo:rsid="00105d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gout Thomas</text:p>
      <text:p text:style-name="P1">99 rue Gambetta</text:p>
      <text:p text:style-name="P1">51100, Reims</text:p>
      <text:p text:style-name="P1">06 49 02 86 61</text:p>
      <text:p text:style-name="P1"><text:a xlink:type="simple" xlink:href="mailto:thomasgpro@hotmail.com" text:style-name="Internet_20_link" text:visited-style-name="Visited_20_Internet_20_Link">thomasgpro@hotmail.com</text:a></text:p>
      <text:p text:style-name="P1"/>
      <text:p text:style-name="P1"><text:tab/><text:tab/><text:tab/><text:tab/><text:tab/><text:tab/><text:tab/><text:tab/><text:span text:style-name="T3">Technicien Systèmes &amp; Réseaux</text:span></text:p>
      <text:p text:style-name="P1"><text:tab/><text:tab/><text:tab/><text:tab/><text:tab/><text:tab/><text:tab/><text:tab/><text:span text:style-name="T1">01 avenue de la République</text:span></text:p>
      <text:p text:style-name="P1"><text:tab/><text:tab/><text:tab/><text:tab/><text:tab/><text:tab/><text:tab/><text:tab/><text:span text:style-name="T3">51100, Reims</text:span></text:p>
      <text:p text:style-name="P1"/>
      <text:p text:style-name="P1"><text:tab/><text:tab/><text:tab/><text:tab/><text:tab/><text:tab/><text:tab/><text:tab/><text:span text:style-name="T1">Faite à Reims, le 28 janvier 2019</text:span></text:p>
      <text:p text:style-name="P1"/>
      <text:p text:style-name="P2">Pièce jointe : Curriculum Vitae</text:p>
      <text:p text:style-name="P2">Objet : Candidature au poste de <text:span text:style-name="T3">technicien Systèmes &amp; Réseaux.</text:span></text:p>
      <text:p text:style-name="P2"/>
      <text:p text:style-name="P2">Madame, Monsieur,</text:p>
      <text:p text:style-name="P2"/>
      <text:p text:style-name="P2">Étant actuellement à la recherche d’un emploi, je me permets de vous proposer ma candidature en tant que <text:span text:style-name="T3">technicien Systèmes &amp; Réseaux</text:span>.</text:p>
      <text:p text:style-name="P2"/>
      <text:p text:style-name="P2">Étant jeune, dynamique, <text:span text:style-name="T2">intéressé </text:span>et ayant l’envie d’apprendre dans <text:span text:style-name="T4">le domaine de l’informatique</text:span>, mon profil correspond à la description recherchée sur votre offre d’emploi. Ma formation à l’Université de Reims Champagne-Ardenne en licence informatique m’a permis d<text:span text:style-name="T4">e travailler sur des environnements Linux et Windows ainsi que de m’initier au logiciel Cisco</text:span>. </text:p>
      <text:p text:style-name="P9">Me déplacer est pour moi une nécessité afin de ne pas travailler toujours au même endroit. M’adapter à un nouvel environnement et résoudre des problèmes liés à ce nouvel environnement est pour moi une motivation principale.</text:p>
      <text:p text:style-name="P2">Ainsi, je pense posséder tous les atouts afin de réussir dans le rôle proposé. </text:p>
      <text:p text:style-name="P2"/>
      <text:p text:style-name="P3">Mon expérience en tant qu’équipier polyvalent dans diverses chaînes de fast-food m’ont permis d’acquérir la notion du travail d’équipe et de la rigueur dans mon travail, <text:span text:style-name="T5">ainsi qu’un contact direct avec le client</text:span>. </text:p>
      <text:p text:style-name="P3">Malheureusement, je n’ai pas <text:span text:style-name="T2">encore</text:span> d’expérience professionnelle dans <text:span text:style-name="T2">le domaine informatique, d’où l’importance pour moi de ma démarche envers votre entreprise.</text:span></text:p>
      <text:p text:style-name="P2"/>
      <text:p text:style-name="P4">En effet, cela représente un réel enjeu d’avenir dans lequel je pourrais m’épanouir ainsi que découvrir et apprendre continuellement de nouvelles choses, à l’image de la technologie de nos jours qui ne cesse d’évoluer.</text:p>
      <text:p text:style-name="P4"/>
      <text:p text:style-name="P5">Je reste à votre disposition pour tout autre information complémentaire ou pour vous rencontrer lors d’un éventuel entretien à votre convenance.</text:p>
      <text:p text:style-name="P5"/>
      <text:p text:style-name="P5">Je vous prie d’agréer , Madame, Monsieur, mes sincères salutations.</text:p>
      <text:p text:style-name="P5"/>
      <text:p text:style-name="P6">GIGOUT Thoma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09:19:02.958000000</dc:date>
    <meta:editing-duration>PT55M29S</meta:editing-duration>
    <meta:editing-cycles>5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22" meta:word-count="292" meta:character-count="1932" meta:non-whitespace-character-count="1627"/>
  </office:meta>
</office:document-meta>
</file>